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15840110463701</text:p>
          </table:table-cell>
          <table:table-cell office:value-type="string" calcext:value-type="string">
            <text:p>2025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44416" calcext:value-type="float">
            <text:p>170.4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5840110463701</text:p>
          </table:table-cell>
          <table:table-cell office:value-type="string" calcext:value-type="string">
            <text:p>2024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56608" calcext:value-type="float">
            <text:p>170.5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5840110463701</text:p>
          </table:table-cell>
          <table:table-cell office:value-type="string" calcext:value-type="string">
            <text:p>2023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44416" calcext:value-type="float">
            <text:p>170.4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5840110463701</text:p>
          </table:table-cell>
          <table:table-cell office:value-type="string" calcext:value-type="string">
            <text:p>2022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47464" calcext:value-type="float">
            <text:p>170.4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5840110463701</text:p>
          </table:table-cell>
          <table:table-cell office:value-type="string" calcext:value-type="string">
            <text:p>2021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32224" calcext:value-type="float">
            <text:p>170.3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5840110463701</text:p>
          </table:table-cell>
          <table:table-cell office:value-type="string" calcext:value-type="string">
            <text:p>2020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89552" calcext:value-type="float">
            <text:p>169.8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5840110463701</text:p>
          </table:table-cell>
          <table:table-cell office:value-type="string" calcext:value-type="string">
            <text:p>2019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95648" calcext:value-type="float">
            <text:p>169.9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5840110463701</text:p>
          </table:table-cell>
          <table:table-cell office:value-type="string" calcext:value-type="string">
            <text:p>2018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95648" calcext:value-type="float">
            <text:p>169.9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5840110463701</text:p>
          </table:table-cell>
          <table:table-cell office:value-type="string" calcext:value-type="string">
            <text:p>2017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80408" calcext:value-type="float">
            <text:p>169.8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5840110463701</text:p>
          </table:table-cell>
          <table:table-cell office:value-type="string" calcext:value-type="string">
            <text:p>2016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49928" calcext:value-type="float">
            <text:p>169.4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5840110463701</text:p>
          </table:table-cell>
          <table:table-cell office:value-type="string" calcext:value-type="string">
            <text:p>2015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9072" calcext:value-type="float">
            <text:p>169.5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5840110463701</text:p>
          </table:table-cell>
          <table:table-cell office:value-type="string" calcext:value-type="string">
            <text:p>2014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2976" calcext:value-type="float">
            <text:p>169.5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5840110463701</text:p>
          </table:table-cell>
          <table:table-cell office:value-type="string" calcext:value-type="string">
            <text:p>2013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86504" calcext:value-type="float">
            <text:p>169.8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5840110463701</text:p>
          </table:table-cell>
          <table:table-cell office:value-type="string" calcext:value-type="string">
            <text:p>2012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7736" calcext:value-type="float">
            <text:p>169.3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5840110463701</text:p>
          </table:table-cell>
          <table:table-cell office:value-type="string" calcext:value-type="string">
            <text:p>2011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4688" calcext:value-type="float">
            <text:p>169.3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5840110463701</text:p>
          </table:table-cell>
          <table:table-cell office:value-type="string" calcext:value-type="string">
            <text:p>2010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164" calcext:value-type="float">
            <text:p>169.3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5840110463701</text:p>
          </table:table-cell>
          <table:table-cell office:value-type="string" calcext:value-type="string">
            <text:p>2009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7736" calcext:value-type="float">
            <text:p>169.3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5840110463701</text:p>
          </table:table-cell>
          <table:table-cell office:value-type="string" calcext:value-type="string">
            <text:p>2008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5544" calcext:value-type="float">
            <text:p>169.2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5840110463701</text:p>
          </table:table-cell>
          <table:table-cell office:value-type="string" calcext:value-type="string">
            <text:p>2007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19448" calcext:value-type="float">
            <text:p>169.1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5840110463701</text:p>
          </table:table-cell>
          <table:table-cell office:value-type="string" calcext:value-type="string">
            <text:p>2006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5544" calcext:value-type="float">
            <text:p>169.2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5840110463701</text:p>
          </table:table-cell>
          <table:table-cell office:value-type="string" calcext:value-type="string">
            <text:p>2005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07256" calcext:value-type="float">
            <text:p>169.0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5840110463701</text:p>
          </table:table-cell>
          <table:table-cell office:value-type="string" calcext:value-type="string">
            <text:p>2004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19448" calcext:value-type="float">
            <text:p>169.1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5840110463701</text:p>
          </table:table-cell>
          <table:table-cell office:value-type="string" calcext:value-type="string">
            <text:p>2003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10304" calcext:value-type="float">
            <text:p>169.1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5840110463701</text:p>
          </table:table-cell>
          <table:table-cell office:value-type="string" calcext:value-type="string">
            <text:p>2002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164" calcext:value-type="float">
            <text:p>169.3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5840110463701</text:p>
          </table:table-cell>
          <table:table-cell office:value-type="string" calcext:value-type="string">
            <text:p>2001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5544" calcext:value-type="float">
            <text:p>169.2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5840110463701</text:p>
          </table:table-cell>
          <table:table-cell office:value-type="string" calcext:value-type="string">
            <text:p>2000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2496" calcext:value-type="float">
            <text:p>169.2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5840110463701</text:p>
          </table:table-cell>
          <table:table-cell office:value-type="string" calcext:value-type="string">
            <text:p>2000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19448" calcext:value-type="float">
            <text:p>169.1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5840110463701</text:p>
          </table:table-cell>
          <table:table-cell office:value-type="string" calcext:value-type="string">
            <text:p>1999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164" calcext:value-type="float">
            <text:p>169.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5840110463701</text:p>
          </table:table-cell>
          <table:table-cell office:value-type="string" calcext:value-type="string">
            <text:p>1998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164" calcext:value-type="float">
            <text:p>169.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5840110463701</text:p>
          </table:table-cell>
          <table:table-cell office:value-type="string" calcext:value-type="string">
            <text:p>1997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5544" calcext:value-type="float">
            <text:p>169.2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5840110463701</text:p>
          </table:table-cell>
          <table:table-cell office:value-type="string" calcext:value-type="string">
            <text:p>1996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164" calcext:value-type="float">
            <text:p>169.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5840110463701</text:p>
          </table:table-cell>
          <table:table-cell office:value-type="string" calcext:value-type="string">
            <text:p>1995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2496" calcext:value-type="float">
            <text:p>169.2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5840110463701</text:p>
          </table:table-cell>
          <table:table-cell office:value-type="string" calcext:value-type="string">
            <text:p>1995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10304" calcext:value-type="float">
            <text:p>169.1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5840110463701</text:p>
          </table:table-cell>
          <table:table-cell office:value-type="string" calcext:value-type="string">
            <text:p>1993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07256" calcext:value-type="float">
            <text:p>169.0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5840110463701</text:p>
          </table:table-cell>
          <table:table-cell office:value-type="string" calcext:value-type="string">
            <text:p>1992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13352" calcext:value-type="float">
            <text:p>169.1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5840110463701</text:p>
          </table:table-cell>
          <table:table-cell office:value-type="string" calcext:value-type="string">
            <text:p>1991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07256" calcext:value-type="float">
            <text:p>169.0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5840110463701</text:p>
          </table:table-cell>
          <table:table-cell office:value-type="string" calcext:value-type="string">
            <text:p>1990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10304" calcext:value-type="float">
            <text:p>169.1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5840110463701</text:p>
          </table:table-cell>
          <table:table-cell office:value-type="string" calcext:value-type="string">
            <text:p>1989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10304" calcext:value-type="float">
            <text:p>169.1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5840110463701</text:p>
          </table:table-cell>
          <table:table-cell office:value-type="string" calcext:value-type="string">
            <text:p>1988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98112" calcext:value-type="float">
            <text:p>168.9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5840110463701</text:p>
          </table:table-cell>
          <table:table-cell office:value-type="string" calcext:value-type="string">
            <text:p>1988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4688" calcext:value-type="float">
            <text:p>169.3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5840110463701</text:p>
          </table:table-cell>
          <table:table-cell office:value-type="string" calcext:value-type="string">
            <text:p>1987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92016" calcext:value-type="float">
            <text:p>168.9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5840110463701</text:p>
          </table:table-cell>
          <table:table-cell office:value-type="string" calcext:value-type="string">
            <text:p>1985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592" calcext:value-type="float">
            <text:p>168.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5840110463701</text:p>
          </table:table-cell>
          <table:table-cell office:value-type="string" calcext:value-type="string">
            <text:p>1985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2872" calcext:value-type="float">
            <text:p>168.8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5840110463701</text:p>
          </table:table-cell>
          <table:table-cell office:value-type="string" calcext:value-type="string">
            <text:p>1984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49344" calcext:value-type="float">
            <text:p>168.4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5840110463701</text:p>
          </table:table-cell>
          <table:table-cell office:value-type="string" calcext:value-type="string">
            <text:p>1984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64584" calcext:value-type="float">
            <text:p>168.6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5840110463701</text:p>
          </table:table-cell>
          <table:table-cell office:value-type="string" calcext:value-type="string">
            <text:p>1984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5544" calcext:value-type="float">
            <text:p>168.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5840110463701</text:p>
          </table:table-cell>
          <table:table-cell office:value-type="string" calcext:value-type="string">
            <text:p>1982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0116" calcext:value-type="float">
            <text:p>169.0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5840110463701</text:p>
          </table:table-cell>
          <table:table-cell office:value-type="string" calcext:value-type="string">
            <text:p>1979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72432" calcext:value-type="float">
            <text:p>171.7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5840110463701</text:p>
          </table:table-cell>
          <table:table-cell office:value-type="string" calcext:value-type="string">
            <text:p>1978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31056" calcext:value-type="float">
            <text:p>168.3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5840110463701</text:p>
          </table:table-cell>
          <table:table-cell office:value-type="string" calcext:value-type="string">
            <text:p>1977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9072" calcext:value-type="float">
            <text:p>169.5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5840110463701</text:p>
          </table:table-cell>
          <table:table-cell office:value-type="string" calcext:value-type="string">
            <text:p>1976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0972" calcext:value-type="float">
            <text:p>169.20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5840110463701</text:p>
          </table:table-cell>
          <table:table-cell office:value-type="string" calcext:value-type="string">
            <text:p>1975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56964" calcext:value-type="float">
            <text:p>168.56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5840110463701</text:p>
          </table:table-cell>
          <table:table-cell office:value-type="string" calcext:value-type="string">
            <text:p>1974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7528" calcext:value-type="float">
            <text:p>167.9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5840110463701</text:p>
          </table:table-cell>
          <table:table-cell office:value-type="string" calcext:value-type="string">
            <text:p>1973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31996" calcext:value-type="float">
            <text:p>167.31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5840110463701</text:p>
          </table:table-cell>
          <table:table-cell office:value-type="string" calcext:value-type="string">
            <text:p>1972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4876" calcext:value-type="float">
            <text:p>167.4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5840110463701</text:p>
          </table:table-cell>
          <table:table-cell office:value-type="string" calcext:value-type="string">
            <text:p>1969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07612" calcext:value-type="float">
            <text:p>167.07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5840110463701</text:p>
          </table:table-cell>
          <table:table-cell office:value-type="string" calcext:value-type="string">
            <text:p>1968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08424" calcext:value-type="float">
            <text:p>171.0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5840110463701</text:p>
          </table:table-cell>
          <table:table-cell office:value-type="string" calcext:value-type="string">
            <text:p>1966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896288" calcext:value-type="float">
            <text:p>166.89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5840110463701</text:p>
          </table:table-cell>
          <table:table-cell office:value-type="string" calcext:value-type="string">
            <text:p>1965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8656" calcext:value-type="float">
            <text:p>166.7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5840110463701</text:p>
          </table:table-cell>
          <table:table-cell office:value-type="string" calcext:value-type="string">
            <text:p>1964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08024" calcext:value-type="float">
            <text:p>166.30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5840110463701</text:p>
          </table:table-cell>
          <table:table-cell office:value-type="string" calcext:value-type="string">
            <text:p>1963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884096" calcext:value-type="float">
            <text:p>166.88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5840110463701</text:p>
          </table:table-cell>
          <table:table-cell office:value-type="string" calcext:value-type="string">
            <text:p>1962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348" calcext:value-type="float">
            <text:p>164.1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46" meta:object-count="0"/>
    <meta:user-defined meta:name="AppVersion">3.0</meta:user-defined>
  </office:meta>
</office:document-meta>
</file>